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e92" officeooo:paragraph-rsid="00161e92"/>
    </style:style>
    <style:style style:name="P2" style:family="paragraph" style:parent-style-name="Standard">
      <style:text-properties officeooo:rsid="0008dcad" officeooo:paragraph-rsid="00161e92"/>
    </style:style>
    <style:style style:name="T1" style:family="text">
      <style:text-properties officeooo:rsid="00153c0f"/>
    </style:style>
    <style:style style:name="T2" style:family="text">
      <style:text-properties officeooo:rsid="00161e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 NAME : SAIPRONOTI <text:s/>MUKHERJEE, ROLL NO:3154181, BATCH: A3</text:p>
      <text:p text:style-name="P2"/>
      <text:p text:style-name="P2"><text:s text:c="21"/>“ <text:span text:style-name="T2">INTERMEDIATE CODE </text:span>“ <text:s/>//</text:p>
      <text:p text:style-name="P2"/>
      <text:p text:style-name="P2">// <text:span text:style-name="T2">while.l</text:span></text:p>
      <text:p text:style-name="P2"/>
      <text:p text:style-name="P1">%{</text:p>
      <text:p text:style-name="P1">#include &lt;stdio.h&gt;</text:p>
      <text:p text:style-name="P1">#include &lt;stdlib.h&gt;</text:p>
      <text:p text:style-name="P1">#include "y.tab.h"</text:p>
      <text:p text:style-name="P1">int yylval;</text:p>
      <text:p text:style-name="P1">%}</text:p>
      <text:p text:style-name="P1"/>
      <text:p text:style-name="P1">%option noyywrap</text:p>
      <text:p text:style-name="P1"/>
      <text:p text:style-name="P1"><text:s/></text:p>
      <text:p text:style-name="P1">%%</text:p>
      <text:p text:style-name="P1">while <text:s text:c="14"/>{ return WHILE; }</text:p>
      <text:p text:style-name="P1">[A-Za-z]([A-Za-z]|[0-9])* <text:s/>{ <text:s/>return ID; }</text:p>
      <text:p text:style-name="P1">[0-9]+ <text:s text:c="12"/>{yylval=atoi(yytext); return NUM;}</text:p>
      <text:p text:style-name="P1">[ \t] <text:s text:c="16"/>;</text:p>
      <text:p text:style-name="P1">\n <text:s text:c="14"/>{ yyterminate();}</text:p>
      <text:p text:style-name="P1">. <text:s text:c="16"/>{ return yytext[0];}</text:p>
      <text:p text:style-name="P1">%%</text:p>
      <text:p text:style-name="P1"/>
      <text:p text:style-name="P1"/>
      <text:p text:style-name="P1">// while.y</text:p>
      <text:p text:style-name="P1"/>
      <text:p text:style-name="P1">%{</text:p>
      <text:p text:style-name="P1">#include&lt;ctype.h&gt;</text:p>
      <text:p text:style-name="P1">#include&lt;stdio.h&gt;</text:p>
      <text:p text:style-name="P1">#include&lt;stdlib.h&gt;</text:p>
      <text:p text:style-name="P1"/>
      <text:p text:style-name="P1">char st[100][10];</text:p>
      <text:p text:style-name="P1">int top=0;</text:p>
      <text:p text:style-name="P1">char i[2]="0";</text:p>
      <text:p text:style-name="P1">char temp[2]="t";</text:p>
      <text:p text:style-name="P1"/>
      <text:p text:style-name="P1">int lnum=1;</text:p>
      <text:p text:style-name="P1">int start=1;</text:p>
      <text:p text:style-name="P1"/>
      <text:p text:style-name="P1">void yyerror(char *msg);</text:p>
      <text:p text:style-name="P1">extern yytext;</text:p>
      <text:p text:style-name="P1">extern yylex();</text:p>
      <text:p text:style-name="P1">%}</text:p>
      <text:p text:style-name="P1"/>
      <text:p text:style-name="P1"/>
      <text:p text:style-name="P1"/>
      <text:p text:style-name="P1">%token ID NUM WHILE</text:p>
      <text:p text:style-name="P1">%right '='</text:p>
      <text:p text:style-name="P1">%left '+' '-'</text:p>
      <text:p text:style-name="P1">%left '*' '/'</text:p>
      <text:p text:style-name="P1"><text:soft-page-break/>%left UMINUS</text:p>
      <text:p text:style-name="P1">%start S</text:p>
      <text:p text:style-name="P1">%%</text:p>
      <text:p text:style-name="P1"/>
      <text:p text:style-name="P1">S : WHILE{lab1();} '(' E ')'{lab2();} E ';'{lab3();}</text:p>
      <text:p text:style-name="P1"><text:s text:c="2"/>;</text:p>
      <text:p text:style-name="P1">E :V '='{push();} E{codegen_assign();}</text:p>
      <text:p text:style-name="P1"><text:s text:c="2"/>| E '+'{push();} E{codegen();}</text:p>
      <text:p text:style-name="P1"><text:s text:c="2"/>| E '-'{push();} E{codegen();}</text:p>
      <text:p text:style-name="P1"><text:s text:c="2"/>| E '*'{push();} E{codegen();}</text:p>
      <text:p text:style-name="P1"><text:s text:c="2"/>| E '/'{push();} E{codegen();}</text:p>
      <text:p text:style-name="P1"><text:s text:c="2"/>| '(' E ')'</text:p>
      <text:p text:style-name="P1"><text:s text:c="2"/>| '-'{push();} E{codegen_umin();} %prec UMINUS</text:p>
      <text:p text:style-name="P1"><text:s text:c="2"/>| V</text:p>
      <text:p text:style-name="P1"><text:s text:c="2"/>| NUM{push();}</text:p>
      <text:p text:style-name="P1"><text:s text:c="2"/>;</text:p>
      <text:p text:style-name="P1">V : ID {push();}</text:p>
      <text:p text:style-name="P1"><text:s text:c="2"/>;</text:p>
      <text:p text:style-name="P1">%%</text:p>
      <text:p text:style-name="P1"/>
      <text:p text:style-name="P1"/>
      <text:p text:style-name="P1">void yyerror(char *msg){</text:p>
      <text:p text:style-name="P1"><text:tab/>fprintf(stderr,"%s",msg);</text:p>
      <text:p text:style-name="P1"><text:tab/>exit(1);</text:p>
      <text:p text:style-name="P1"><text:tab/><text:tab/><text:tab/>}</text:p>
      <text:p text:style-name="P1"/>
      <text:p text:style-name="P1"/>
      <text:p text:style-name="P1">void main()</text:p>
      <text:p text:style-name="P1"><text:s/>{</text:p>
      <text:p text:style-name="P1"><text:s/>printf("Enter the expression : ");</text:p>
      <text:p text:style-name="P1"><text:s/>yyparse();</text:p>
      <text:p text:style-name="P1"><text:s/>}</text:p>
      <text:p text:style-name="P1"/>
      <text:p text:style-name="P1"/>
      <text:p text:style-name="P1"/>
      <text:p text:style-name="P1">push()</text:p>
      <text:p text:style-name="P1"><text:s/>{</text:p>
      <text:p text:style-name="P1"><text:s text:c="2"/>strcpy(st[++top],yytext);</text:p>
      <text:p text:style-name="P1"><text:s/>}</text:p>
      <text:p text:style-name="P1"/>
      <text:p text:style-name="P1">codegen()</text:p>
      <text:p text:style-name="P1"><text:s/>{</text:p>
      <text:p text:style-name="P1"><text:s/>strcpy(temp,"t");</text:p>
      <text:p text:style-name="P1"><text:s/>strcat(temp,i);</text:p>
      <text:p text:style-name="P1"><text:s text:c="2"/>printf("%s = %s %s %s\n",temp,st[top-2],st[top-1],st[top]);</text:p>
      <text:p text:style-name="P1"><text:s text:c="2"/>top-=2;</text:p>
      <text:p text:style-name="P1"><text:s/>strcpy(st[top],temp);</text:p>
      <text:p text:style-name="P1"><text:s/>i[0]++;</text:p>
      <text:p text:style-name="P1"><text:s/>}</text:p>
      <text:p text:style-name="P1"/>
      <text:p text:style-name="P1">codegen_umin()</text:p>
      <text:p text:style-name="P1"><text:s/>{</text:p>
      <text:p text:style-name="P1"><text:soft-page-break/><text:s/>strcpy(temp,"t");</text:p>
      <text:p text:style-name="P1"><text:s/>strcat(temp,i);</text:p>
      <text:p text:style-name="P1"><text:s/>printf("%s = -%s\n",temp,st[top]);</text:p>
      <text:p text:style-name="P1"><text:s/>top--;</text:p>
      <text:p text:style-name="P1"><text:s/>strcpy(st[top],temp);</text:p>
      <text:p text:style-name="P1"><text:s/>i[0]++;</text:p>
      <text:p text:style-name="P1"><text:s/>}</text:p>
      <text:p text:style-name="P1"/>
      <text:p text:style-name="P1">codegen_assign()</text:p>
      <text:p text:style-name="P1"><text:s/>{</text:p>
      <text:p text:style-name="P1"><text:s/>printf("%s = %s\n",st[top-2],st[top]);</text:p>
      <text:p text:style-name="P1"><text:s/>top-=2;</text:p>
      <text:p text:style-name="P1"><text:s/>}</text:p>
      <text:p text:style-name="P1"/>
      <text:p text:style-name="P1"/>
      <text:p text:style-name="P1"/>
      <text:p text:style-name="P1">lab1()</text:p>
      <text:p text:style-name="P1">{</text:p>
      <text:p text:style-name="P1">printf("L%d: \n",lnum++);</text:p>
      <text:p text:style-name="P1">}</text:p>
      <text:p text:style-name="P1"/>
      <text:p text:style-name="P1"/>
      <text:p text:style-name="P1">lab2()</text:p>
      <text:p text:style-name="P1">{</text:p>
      <text:p text:style-name="P1"><text:s/>strcpy(temp,"t");</text:p>
      <text:p text:style-name="P1"><text:s/>strcat(temp,i);</text:p>
      <text:p text:style-name="P1"><text:s/>printf("%s = not %s\n",temp,st[top]);</text:p>
      <text:p text:style-name="P1"><text:s/>printf("if %s goto L%d\n",temp,lnum);</text:p>
      <text:p text:style-name="P1"><text:s/>i[0]++;</text:p>
      <text:p text:style-name="P1"><text:s/>}</text:p>
      <text:p text:style-name="P1"/>
      <text:p text:style-name="P1">lab3()</text:p>
      <text:p text:style-name="P1">{</text:p>
      <text:p text:style-name="P1">printf("goto L%d \n",start);</text:p>
      <text:p text:style-name="P1">printf("L%d: \n",lnum);</text:p>
      <text:p text:style-name="P1">}</text:p>
      <text:p text:style-name="P1"/>
      <text:p text:style-name="P1"/>
      <text:p text:style-name="P1">/* OUT PUT of while */</text:p>
      <text:p text:style-name="P1"/>
      <text:p text:style-name="P1">[system-admin@localhost SP_AssignmentNo6]$ lex while.l</text:p>
      <text:p text:style-name="P1">[system-admin@localhost SP_AssignmentNo6]$ yacc -d while.y</text:p>
      <text:p text:style-name="P1">[system-admin@localhost SP_AssignmentNo6]$ cc lex.yy.c y.tab.c </text:p>
      <text:p text:style-name="P1">while.y: In function ‘push’:</text:p>
      <text:p text:style-name="P1">while.y:62:3: warning: incompatible implicit declaration of built-in function ‘strcpy’ [enabled by default]</text:p>
      <text:p text:style-name="P1">while.y:62:3: warning: passing argument 2 of ‘strcpy’ makes pointer from integer without a cast [enabled by default]</text:p>
      <text:p text:style-name="P1">while.y:62:3: note: expected ‘const char *’ but argument is of type ‘int’</text:p>
      <text:p text:style-name="P1">while.y: In function ‘codegen’:</text:p>
      <text:p text:style-name="P1">while.y:67:2: warning: incompatible implicit declaration of built-in function ‘strcpy’ [enabled by default]</text:p>
      <text:p text:style-name="P1"><text:soft-page-break/>while.y:68:2: warning: incompatible implicit declaration of built-in function ‘strcat’ [enabled by default]</text:p>
      <text:p text:style-name="P1">while.y: In function ‘codegen_umin’:</text:p>
      <text:p text:style-name="P1">while.y:77:2: warning: incompatible implicit declaration of built-in function ‘strcpy’ [enabled by default]</text:p>
      <text:p text:style-name="P1">while.y:78:2: warning: incompatible implicit declaration of built-in function ‘strcat’ [enabled by default]</text:p>
      <text:p text:style-name="P1">while.y: In function ‘lab2’:</text:p>
      <text:p text:style-name="P1">while.y:101:2: warning: incompatible implicit declaration of built-in function ‘strcpy’ [enabled by default]</text:p>
      <text:p text:style-name="P1">while.y:102:2: warning: incompatible implicit declaration of built-in function ‘strcat’ [enabled by default]</text:p>
      <text:p text:style-name="P1">[system-admin@localhost SP_AssignmentNo6]$ ./a.out </text:p>
      <text:p text:style-name="P1">Enter the expression : while (a=p+q) i=i+1;</text:p>
      <text:p text:style-name="P1">L1: </text:p>
      <text:p text:style-name="P1">t0 = p + q</text:p>
      <text:p text:style-name="P1">a = t0</text:p>
      <text:p text:style-name="P1">t1 = not a</text:p>
      <text:p text:style-name="P1">if t1 goto L0</text:p>
      <text:p text:style-name="P1">t2 = i + 1</text:p>
      <text:p text:style-name="P1">i = t2</text:p>
      <text:p text:style-name="P1">goto L1 </text:p>
      <text:p text:style-name="P1">L0: </text:p>
      <text:p text:style-name="P1">[system-admin@localhost SP_AssignmentNo6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9:53:45.135286066</meta:creation-date>
    <dc:date>2018-04-04T09:58:50.275134838</dc:date>
    <meta:editing-duration>PT5M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38" meta:word-count="414" meta:character-count="3223" meta:non-whitespace-character-count="2780"/>
  </office:meta>
</office:document-meta>
</file>